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itajcie!</text:p>
      <text:p text:style-name="P1">Oto przed wami kolejny, jeszcze gorący numer Waszego ulubione fanzinu. Dodatkowo dostarczony nie pięć, a tylko półtora miesiąca od poprzedniego wydania. Tak, dobrze myślicie – redakcja świętuje z tej okazji. I z tego szczęścia dostarcza Wam między innymi recenzję „Kryształowego Oblężenia”, krytyczną ocenę Mane 6, a także mój mały skromny felieton, w którym wyjaśniam, o co chodzi z tą okładką. Może nie jest to moje najlepsze słowo wstępne jako naczelnego, ale to ze szczęścia, bo przepowiednia z poprzedniego numeru, że czeka nas już tylko droga do góry po lepsze jutro, nie była jednak fałszywa.</text:p>
      <text:p text:style-name="P2">Macter4</text:p>
      <text:p text:style-name="P2"/>
      <text:p text:style-name="P2"/>
      <text:p text:style-name="P3">Czołem, moje małe rosiczki!</text:p>
      <text:p text:style-name="P3">Z radością przedstawiam Wam numer listopadowy! A w nim różne treści – kucykowe i niekucykowe. Jestem pewna, że będziecie się przy nich świetnie bawić. Słowem wstępu pragnę również poinformować o renesansie naszego fanpage’a na Facebooku. Zapraszamy do udziału w konkursach i dyskusjach! Mamy też małe zmiany w kierownictwie – ze stanowiskiem wicenaczelnego pożegnał się Verlax, a jego miejsce zajął Gandzia. Na koniec chcę jeszcze powiedzieć, że bylibyśmy zachwyceni, gdyby po lekturze numeru zostawilibyście pod nim swoje komentarze, to bardzo pomogłoby nam tworzyć coś jeszcze lepszego.</text:p>
      <text:p text:style-name="P3"/>
      <text:p text:style-name="P2">Cahan</text:p>
      <text:p text:style-name="P2"/>
      <text:p text:style-name="P1">Aye buziaki.<text:line-break/>Idem spać, bo Macter jest zły i każe robić rzeczy.</text:p>
      <text:p text:style-name="P1"/>
      <text:p text:style-name="P2">Piskl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96" meta:character-count="1305" meta:non-whitespace-character-count="1114"/>
    <meta:generator>LibreOfficeDev/5.1.0.3$Linux_X86_64 LibreOffice_project/</meta:generator>
  </office:meta>
</office:document-meta>
</file>